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.368cm" svg:height="3.624cm" draw:transform="rotate (3.0164525462218) translate (4.28275812429337cm 6.71290001243595cm)" svg:viewBox="0 0 2369 3625" svg:d="m655 3548c1726 431 1985-1055 1493-1881-402-674-1300-472-1904-806-758-420 473-586 696-772l426-53 284-36">
          <text:p/>
        </draw:path>
        <draw:path draw:style-name="gr1" draw:text-style-name="P1" draw:layer="layout" svg:width="3.434cm" svg:height="1.322cm" draw:transform="rotate (1.5707963267949) translate (5.113cm 6.293cm)" svg:viewBox="0 0 3435 1323" svg:d="m0 0c608 22 1216 3 1824 36 438 24 828 232 1251 286 830 106 15 774-358 679-436-111-842 205-1287 179-387-23-753 170-1144 107l-143 36">
          <text:p/>
        </draw:path>
        <draw:path draw:style-name="gr1" draw:text-style-name="P1" draw:layer="layout" svg:width="0.986cm" svg:height="0.179cm" draw:transform="rotate (0.108210413623648) translate (5.328cm 4.469cm)" svg:viewBox="0 0 987 180" svg:d="m0 0 430 12 383 113 174 55">
          <text:p/>
        </draw:path>
        <draw:path draw:style-name="gr1" draw:text-style-name="P1" draw:layer="layout" svg:width="4.677cm" svg:height="4.756cm" draw:transform="skewX (1.05975619928675E-016) rotate (0.983842099349203) translate (5.85624430898642cm 5.31207719710839cm)" svg:viewBox="0 0 4678 4757" svg:d="m0 1255c493-106 988-208 1468-376 492-172 939-439 1468-504 437-53 1028-614 1290-257 351 479-711 643-894 1110-71 179-1215 771-179 506 484-124 1177-651 1468-247s-619 781-954 1150c-308 340-581 695-883 1059-298 360-662 569-933 923l-80 138">
          <text:p/>
        </draw:path>
        <draw:path draw:style-name="gr1" draw:text-style-name="P1" draw:layer="layout" svg:width="2.233cm" svg:height="3.588cm" draw:transform="rotate (-0.718377520120866) translate (13.4090906756609cm 1.7988719206386cm)" svg:viewBox="0 0 2234 3589" svg:d="m1182 2277c450 9 1087-344 848-932-170-419-500-735-736-1113-349-559-994 19-1016 413-25 434-551 880-88 1312 287 268 460 665 803 865 385 223 812 374 1174 635l67 132">
          <text:p/>
        </draw:path>
        <draw:path draw:style-name="gr1" draw:text-style-name="P1" draw:layer="layout" svg:width="5.183cm" svg:height="1.807cm" draw:transform="rotate (-1.73677713865956) translate (16.5498182514749cm 3.01566134114815cm)" svg:viewBox="0 0 5184 1808" svg:d="m0 1808c513-61 1034-19 1546-78 636-72 1267-108 1905-102 553 5 1208 373 1634 16 406-339-548-818-725-1292l-341-306-153-46">
          <text:p/>
        </draw:path>
        <draw:path draw:style-name="gr1" draw:text-style-name="P1" draw:layer="layout" svg:width="4.336cm" svg:height="2.059cm" draw:transform="rotate (-1.5707963267949) translate (18.771cm 2.896cm)" svg:viewBox="0 0 4337 2060" svg:d="m0 2002c607 1 1217 0 1824 0 559 0 1124 62 1680 0 336-37 1014 356 787-501-122-460 0-953 0-1430l-36-71">
          <text:p/>
        </draw:path>
        <draw:path draw:style-name="gr1" draw:text-style-name="P1" draw:layer="layout" svg:width="1.966cm" svg:height="0.07cm" svg:x="16.769cm" svg:y="3.075cm" svg:viewBox="0 0 1967 71" svg:d="m0 0c405 0 810 0 1216 0h393 358v71">
          <text:p/>
        </draw:path>
        <draw:path draw:style-name="gr2" draw:text-style-name="P1" draw:layer="layout" svg:width="2.466cm" svg:height="0.097cm" svg:x="16.769cm" svg:y="5.015cm" svg:viewBox="0 0 2467 98" svg:d="m0 26c403-46 809-29 1216 36 388 62 789-35 1180 36h71z">
          <text:p/>
        </draw:path>
        <draw:path draw:style-name="gr1" draw:text-style-name="P1" draw:layer="layout" svg:width="5.228cm" svg:height="4.12cm" svg:x="3.93cm" svg:y="7.535cm" svg:viewBox="0 0 5229 4121" svg:d="m3 4121c-26-423 131-784 179-1216 68-612 178-1192 358-1787 121-401 124-1036 536-1109 633-112 680 814 965 1252 252 388 317 854 465 1287 137 400 439 1358 36 1251-416-110 13-866 107-1287 100-449 263-883 393-1323s220-1028 751-1144c367-80 638 31 1073 358 582 438 466 1149-358 893-446-138-927 134-1394 108h-250">
          <text:p/>
        </draw:path>
        <draw:path draw:style-name="gr1" draw:text-style-name="P1" draw:layer="layout" svg:width="4.542cm" svg:height="2.647cm" draw:transform="rotate (1.5707963267949) translate (10.3251712967811cm 11.441cm)" svg:viewBox="0 0 4543 2648" svg:d="m0 44c441-1 883-5 1322 0 632 7 1283-124 1895 36 404 105 1004-29 1145 429 134 434 379 1027-108 1430-349 289-732 846-1180 679-457-170-757-785-679-1322v-537-393l-36-286">
          <text:p/>
        </draw:path>
        <draw:path draw:style-name="gr1" draw:text-style-name="P1" draw:layer="layout" svg:width="1.787cm" svg:height="0.07cm" svg:x="4.255cm" svg:y="9.368cm" svg:viewBox="0 0 1788 71" svg:d="m0 71c405-1 810 0 1216 0l393-36 179-3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3-03-27T23:40:32</meta:creation-date>
    <dc:date>2013-03-27T23:43:14</dc:date>
    <dc:creator>Vlad </dc:creator>
    <meta:editing-duration>P0D</meta:editing-duration>
    <meta:editing-cycles>1</meta:editing-cycles>
    <meta:document-statistic meta:object-count="12"/>
    <meta:generator>LibreOffice/3.6$Linux_x86 LibreOffice_project/360m1$Build-2</meta:generator>
  </office:meta>
</office:document-meta>
</file>